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71cm" svg:stroke-color="#000000" draw:marker-start-width="0.306cm" draw:marker-end-width="0.306cm" draw:fill="none" draw:textarea-vertical-align="middle" draw:auto-grow-height="false" fo:min-height="0.749cm" fo:min-width="0.499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-color="#ff3333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44cm"/>
    </style:style>
    <style:style style:name="gr9" style:family="graphic" style:parent-style-name="standard">
      <style:graphic-properties draw:stroke="none" svg:stroke-color="#000000" draw:fill="none" draw:fill-color="#ffffff" fo:min-height="0.742cm"/>
    </style:style>
    <style:style style:name="gr10" style:family="graphic" style:parent-style-name="standard">
      <style:graphic-properties svg:stroke-color="#000000" draw:fill-color="#0000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measure" style:list-style-name="L1">
      <style:graphic-properties draw:textarea-vertical-align="middle" draw:line-distance="0.419cm"/>
    </style:style>
    <style:style style:name="gr14" style:family="graphic" style:parent-style-name="measure" style:list-style-name="L1">
      <style:graphic-properties draw:textarea-vertical-align="middle" draw:line-distance="0.53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Helvetica Neue'" style:font-style-name="Italic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'Helvetica Neue'" style:font-style-name="Italic" style:font-pitch="variable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family="'Helvetica Neue'" style:font-style-name="Italic" style:font-pitch="variable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paragraph-properties fo:text-align="center"/>
      <style:text-properties fo:font-family="'Helvetica Neue'" style:font-style-name="Italic" style:font-pitch="variable" fo:font-style="italic" style:font-style-asian="italic" style:font-style-complex="italic"/>
    </style:style>
    <style:style style:name="T1" style:family="text">
      <style:text-properties fo:font-family="'Helvetica Neue'" style:font-style-name="Italic" style:font-pitch="variable" fo:font-size="40pt" style:font-size-asian="40pt" style:font-size-complex="40pt"/>
    </style:style>
    <style:style style:name="T2" style:family="text">
      <style:text-properties fo:font-family="'Helvetica Neue'" style:font-style-name="Italic" style:font-pitch="variable"/>
    </style:style>
    <style:style style:name="T3" style:family="text">
      <style:text-properties fo:font-family="'Helvetica Neue'" style:font-style-name="Italic" style:font-pitch="variable" fo:font-size="24pt" style:font-size-asian="24pt" style:font-size-complex="24pt"/>
    </style:style>
    <style:style style:name="T4" style:family="text">
      <style:text-properties fo:font-family="'Helvetica Neue'" style:font-style-name="Italic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measurelines" svg:x1="0.14cm" svg:y1="5.12cm" svg:x2="23cm" svg:y2="5.12cm">
          <text:p/>
        </draw:line>
        <draw:line draw:style-name="gr1" draw:text-style-name="P1" draw:layer="measurelines" svg:x1="0.14cm" svg:y1="2.58cm" svg:x2="23cm" svg:y2="2.58cm">
          <text:p/>
        </draw:line>
        <draw:rect draw:style-name="gr2" draw:text-style-name="P1" draw:layer="measurelines" svg:width="22.86cm" svg:height="7.62cm" svg:x="0.14cm" svg:y="0.04cm">
          <text:p/>
        </draw:rect>
        <draw:rect draw:style-name="gr3" draw:text-style-name="P1" draw:layer="layout" svg:width="22.86cm" svg:height="7.62cm" svg:x="0.14cm" svg:y="8.93cm">
          <text:p/>
        </draw:rect>
        <draw:custom-shape draw:style-name="gr4" draw:text-style-name="P1" draw:layer="layout" svg:width="1.397cm" svg:height="1.397cm" svg:x="0.294cm" svg:y="10.848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0.14cm" svg:y1="11.534cm" svg:x2="23cm" svg:y2="11.534cm">
          <text:p/>
        </draw:line>
        <draw:line draw:style-name="gr5" draw:text-style-name="P1" draw:layer="layout" svg:x1="0.14cm" svg:y1="13.312cm" svg:x2="23cm" svg:y2="13.312cm">
          <text:p/>
        </draw:line>
        <draw:line draw:style-name="gr5" draw:text-style-name="P1" draw:layer="layout" svg:x1="0.14cm" svg:y1="10.518cm" svg:x2="6.617cm" svg:y2="10.518cm">
          <text:p/>
        </draw:line>
        <draw:line draw:style-name="gr6" draw:text-style-name="P1" draw:layer="layout" svg:x1="6.617cm" svg:y1="10.518cm" svg:x2="6.617cm" svg:y2="11.534cm">
          <text:p/>
        </draw:line>
        <draw:line draw:style-name="gr6" draw:text-style-name="P1" draw:layer="layout" svg:x1="18.047cm" svg:y1="8.93cm" svg:x2="18.047cm" svg:y2="11.521cm">
          <text:p/>
        </draw:line>
        <draw:custom-shape draw:style-name="gr4" draw:text-style-name="P1" draw:layer="layout" svg:width="1.397cm" svg:height="1.397cm" svg:x="0.294cm" svg:y="12.652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-1.57079632679579) translate (3.142cm 10.848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-1.57079632679579) translate (3.115cm 12.65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ircle draw:style-name="gr7" draw:text-style-name="P1" draw:layer="layout" svg:width="0.508cm" svg:height="0.508cm" svg:x="1.41cm" svg:y="2.072cm">
          <text:p/>
        </draw:circle>
        <draw:circle draw:style-name="gr7" draw:text-style-name="P1" draw:layer="layout" svg:width="0.508cm" svg:height="0.508cm" svg:x="2.68cm" svg:y="2.072cm">
          <text:p/>
        </draw:circle>
        <draw:circle draw:style-name="gr7" draw:text-style-name="P1" draw:layer="layout" svg:width="0.508cm" svg:height="0.508cm" svg:x="3.95cm" svg:y="2.072cm">
          <text:p/>
        </draw:circle>
        <draw:circle draw:style-name="gr7" draw:text-style-name="P1" draw:layer="layout" svg:width="-0.508cm" svg:height="-0.508cm" svg:x="17.158cm" svg:y="2.58cm">
          <text:p/>
        </draw:circle>
        <draw:circle draw:style-name="gr7" draw:text-style-name="P1" draw:layer="layout" svg:width="0.508cm" svg:height="0.508cm" svg:x="5.22cm" svg:y="2.072cm">
          <text:p/>
        </draw:circle>
        <draw:circle draw:style-name="gr7" draw:text-style-name="P1" draw:layer="layout" svg:width="0.508cm" svg:height="0.508cm" svg:x="6.49cm" svg:y="2.072cm">
          <text:p/>
        </draw:circle>
        <draw:circle draw:style-name="gr7" draw:text-style-name="P1" draw:layer="layout" svg:width="0.508cm" svg:height="0.508cm" svg:x="7.76cm" svg:y="2.072cm">
          <text:p/>
        </draw:circle>
        <draw:circle draw:style-name="gr7" draw:text-style-name="P1" draw:layer="layout" svg:width="0.508cm" svg:height="0.508cm" svg:x="9.03cm" svg:y="2.072cm">
          <text:p/>
        </draw:circle>
        <draw:circle draw:style-name="gr7" draw:text-style-name="P1" draw:layer="layout" svg:width="0.508cm" svg:height="0.508cm" svg:x="10.3cm" svg:y="2.072cm">
          <text:p/>
        </draw:circle>
        <draw:circle draw:style-name="gr7" draw:text-style-name="P1" draw:layer="layout" svg:width="0.508cm" svg:height="0.508cm" svg:x="11.57cm" svg:y="2.072cm">
          <text:p/>
        </draw:circle>
        <draw:circle draw:style-name="gr7" draw:text-style-name="P1" draw:layer="layout" svg:width="0.508cm" svg:height="0.508cm" svg:x="12.84cm" svg:y="2.072cm">
          <text:p/>
        </draw:circle>
        <draw:circle draw:style-name="gr7" draw:text-style-name="P1" draw:layer="layout" svg:width="0.508cm" svg:height="0.508cm" svg:x="14.11cm" svg:y="2.072cm">
          <text:p/>
        </draw:circle>
        <draw:circle draw:style-name="gr7" draw:text-style-name="P1" draw:layer="layout" svg:width="0.508cm" svg:height="0.508cm" svg:x="15.38cm" svg:y="2.072cm">
          <text:p/>
        </draw:circle>
        <draw:circle draw:style-name="gr7" draw:text-style-name="P1" draw:layer="layout" svg:width="0.508cm" svg:height="0.508cm" svg:x="1.41cm" svg:y="4.612cm">
          <text:p/>
        </draw:circle>
        <draw:circle draw:style-name="gr7" draw:text-style-name="P1" draw:layer="layout" svg:width="0.508cm" svg:height="0.508cm" svg:x="9.03cm" svg:y="4.612cm">
          <text:p/>
        </draw:circle>
        <draw:circle draw:style-name="gr7" draw:text-style-name="P1" draw:layer="layout" svg:width="0.508cm" svg:height="0.508cm" svg:x="16.65cm" svg:y="4.612cm">
          <text:p/>
        </draw:circle>
        <draw:circle draw:style-name="gr7" draw:text-style-name="P1" draw:layer="layout" svg:width="0.508cm" svg:height="0.508cm" svg:x="1.41cm" svg:y="7.152cm">
          <text:p/>
        </draw:circle>
        <draw:circle draw:style-name="gr7" draw:text-style-name="P1" draw:layer="layout" svg:width="0.508cm" svg:height="0.508cm" svg:x="9.03cm" svg:y="7.152cm">
          <text:p/>
        </draw:circle>
        <draw:circle draw:style-name="gr7" draw:text-style-name="P1" draw:layer="layout" svg:width="0.508cm" svg:height="0.508cm" svg:x="16.65cm" svg:y="7.152cm">
          <text:p/>
        </draw:circle>
        <draw:circle draw:style-name="gr7" draw:text-style-name="P1" draw:layer="layout" svg:width="0.508cm" svg:height="0.508cm" svg:x="1.41cm" svg:y="12.152cm">
          <text:p/>
        </draw:circle>
        <draw:circle draw:style-name="gr7" draw:text-style-name="P1" draw:layer="layout" svg:width="0.508cm" svg:height="0.508cm" svg:x="9.03cm" svg:y="12.152cm">
          <text:p/>
        </draw:circle>
        <draw:line draw:style-name="gr6" draw:text-style-name="P1" draw:layer="layout" svg:x1="8.014cm" svg:y1="13.324cm" svg:x2="8.014cm" svg:y2="16.55cm">
          <text:p/>
        </draw:line>
        <draw:line draw:style-name="gr6" draw:text-style-name="P1" draw:layer="layout" svg:x1="18.555cm" svg:y1="13.324cm" svg:x2="18.555cm" svg:y2="16.55cm">
          <text:p/>
        </draw:line>
        <draw:frame draw:style-name="gr8" draw:text-style-name="P2" draw:layer="layout" svg:width="3.302cm" svg:height="1.894cm" svg:x="19.444cm" svg:y="0.432cm">
          <draw:text-box>
            <text:p text:style-name="P1"><text:span text:style-name="T1">3 F</text:span></text:p>
          </draw:text-box>
        </draw:frame>
        <draw:frame draw:style-name="gr8" draw:text-style-name="P2" draw:layer="layout" svg:width="3.302cm" svg:height="1.894cm" svg:x="19.444cm" svg:y="2.961cm">
          <draw:text-box>
            <text:p text:style-name="P1"><text:span text:style-name="T1">2 F</text:span></text:p>
          </draw:text-box>
        </draw:frame>
        <draw:frame draw:style-name="gr8" draw:text-style-name="P2" draw:layer="layout" svg:width="3.302cm" svg:height="1.894cm" svg:x="19.444cm" svg:y="5.485cm">
          <draw:text-box>
            <text:p text:style-name="P1"><text:span text:style-name="T1">1 F</text:span></text:p>
          </draw:text-box>
        </draw:frame>
        <draw:frame draw:style-name="gr9" draw:text-style-name="P3" draw:layer="layout" svg:width="2.159cm" svg:height="0.992cm" draw:transform="rotate (0.92502450355682) translate (1.296cm 1.866cm)">
          <draw:text-box>
            <text:p text:style-name="P1"><text:span text:style-name="T2">3F0m</text:span></text:p>
          </draw:text-box>
        </draw:frame>
        <draw:frame draw:style-name="gr9" draw:text-style-name="P3" draw:layer="layout" svg:width="2.159cm" svg:height="0.992cm" draw:transform="rotate (0.92502450355682) translate (2.596cm 1.867cm)">
          <draw:text-box>
            <text:p text:style-name="P1"><text:span text:style-name="T2">3F1m</text:span></text:p>
          </draw:text-box>
        </draw:frame>
        <draw:frame draw:style-name="gr9" draw:text-style-name="P3" draw:layer="layout" svg:width="2.159cm" svg:height="0.992cm" draw:transform="rotate (0.92502450355682) translate (3.796cm 1.868cm)">
          <draw:text-box>
            <text:p text:style-name="P1"><text:span text:style-name="T2">3F2m</text:span></text:p>
          </draw:text-box>
        </draw:frame>
        <draw:frame draw:style-name="gr9" draw:text-style-name="P3" draw:layer="layout" svg:width="2.159cm" svg:height="0.992cm" draw:transform="rotate (0.92502450355682) translate (5.096cm 1.869cm)">
          <draw:text-box>
            <text:p text:style-name="P1"><text:span text:style-name="T2">3F3m</text:span></text:p>
          </draw:text-box>
        </draw:frame>
        <draw:frame draw:style-name="gr9" draw:text-style-name="P3" draw:layer="layout" svg:width="2.159cm" svg:height="0.992cm" draw:transform="rotate (0.92502450355682) translate (6.296cm 1.87cm)">
          <draw:text-box>
            <text:p text:style-name="P1"><text:span text:style-name="T2">3F4m</text:span></text:p>
          </draw:text-box>
        </draw:frame>
        <draw:frame draw:style-name="gr9" draw:text-style-name="P3" draw:layer="layout" svg:width="2.159cm" svg:height="0.992cm" draw:transform="rotate (0.92502450355682) translate (7.596cm 1.871cm)">
          <draw:text-box>
            <text:p text:style-name="P1"><text:span text:style-name="T2">3F5m</text:span></text:p>
          </draw:text-box>
        </draw:frame>
        <draw:frame draw:style-name="gr9" draw:text-style-name="P3" draw:layer="layout" svg:width="2.159cm" svg:height="0.992cm" draw:transform="rotate (0.92502450355682) translate (8.896cm 1.872cm)">
          <draw:text-box>
            <text:p text:style-name="P1"><text:span text:style-name="T2">3F6m</text:span></text:p>
          </draw:text-box>
        </draw:frame>
        <draw:frame draw:style-name="gr9" draw:text-style-name="P3" draw:layer="layout" svg:width="2.159cm" svg:height="0.992cm" draw:transform="rotate (0.92502450355682) translate (10.196cm 1.873cm)">
          <draw:text-box>
            <text:p text:style-name="P1"><text:span text:style-name="T2">3F7m</text:span></text:p>
          </draw:text-box>
        </draw:frame>
        <draw:frame draw:style-name="gr9" draw:text-style-name="P3" draw:layer="layout" svg:width="2.159cm" svg:height="0.992cm" draw:transform="rotate (0.92502450355682) translate (11.396cm 1.874cm)">
          <draw:text-box>
            <text:p text:style-name="P1"><text:span text:style-name="T2">3F8m</text:span></text:p>
          </draw:text-box>
        </draw:frame>
        <draw:frame draw:style-name="gr9" draw:text-style-name="P3" draw:layer="layout" svg:width="2.159cm" svg:height="0.992cm" draw:transform="rotate (0.92502450355682) translate (12.696cm 1.875cm)">
          <draw:text-box>
            <text:p text:style-name="P1"><text:span text:style-name="T2">3F9m</text:span></text:p>
          </draw:text-box>
        </draw:frame>
        <draw:frame draw:style-name="gr9" draw:text-style-name="P3" draw:layer="layout" svg:width="2.559cm" svg:height="0.992cm" draw:transform="rotate (0.92502450355682) translate (14.023cm 1.891cm)">
          <draw:text-box>
            <text:p text:style-name="P1"><text:span text:style-name="T2">3F10m</text:span></text:p>
          </draw:text-box>
        </draw:frame>
        <draw:frame draw:style-name="gr9" draw:text-style-name="P3" draw:layer="layout" svg:width="2.559cm" svg:height="0.992cm" draw:transform="rotate (0.92502450355682) translate (15.224cm 1.892cm)">
          <draw:text-box>
            <text:p text:style-name="P1"><text:span text:style-name="T2">3F11m</text:span></text:p>
          </draw:text-box>
        </draw:frame>
        <draw:frame draw:style-name="gr9" draw:text-style-name="P3" draw:layer="layout" svg:width="2.559cm" svg:height="0.992cm" draw:transform="rotate (0.92502450355682) translate (16.569cm 1.856cm)">
          <draw:text-box>
            <text:p text:style-name="P1"><text:span text:style-name="T2">3F12m</text:span></text:p>
          </draw:text-box>
        </draw:frame>
        <draw:frame draw:style-name="gr9" draw:text-style-name="P3" draw:layer="layout" svg:width="2.159cm" svg:height="0.992cm" svg:x="1.918cm" svg:y="4.231cm">
          <draw:text-box>
            <text:p text:style-name="P1"><text:span text:style-name="T2">2F0m</text:span></text:p>
          </draw:text-box>
        </draw:frame>
        <draw:frame draw:style-name="gr9" draw:text-style-name="P3" draw:layer="layout" svg:width="2.159cm" svg:height="0.992cm" svg:x="9.584cm" svg:y="4.231cm">
          <draw:text-box>
            <text:p text:style-name="P1"><text:span text:style-name="T2">2F6m</text:span></text:p>
          </draw:text-box>
        </draw:frame>
        <draw:frame draw:style-name="gr9" draw:text-style-name="P3" draw:layer="layout" svg:width="3.048cm" svg:height="0.992cm" svg:x="16.75cm" svg:y="4.231cm">
          <draw:text-box>
            <text:p text:style-name="P1"><text:span text:style-name="T2">2F12m</text:span></text:p>
          </draw:text-box>
        </draw:frame>
        <draw:frame draw:style-name="gr9" draw:text-style-name="P3" draw:layer="layout" svg:width="2.159cm" svg:height="0.992cm" svg:x="1.818cm" svg:y="6.795cm">
          <draw:text-box>
            <text:p text:style-name="P1"><text:span text:style-name="T2">1F0m</text:span></text:p>
          </draw:text-box>
        </draw:frame>
        <draw:frame draw:style-name="gr9" draw:text-style-name="P3" draw:layer="layout" svg:width="2.159cm" svg:height="0.992cm" svg:x="9.484cm" svg:y="6.795cm">
          <draw:text-box>
            <text:p text:style-name="P1"><text:span text:style-name="T2">1F6m</text:span></text:p>
          </draw:text-box>
        </draw:frame>
        <draw:frame draw:style-name="gr9" draw:text-style-name="P3" draw:layer="layout" svg:width="3.048cm" svg:height="0.992cm" svg:x="16.75cm" svg:y="6.795cm">
          <draw:text-box>
            <text:p text:style-name="P1"><text:span text:style-name="T2">1F12m</text:span></text:p>
          </draw:text-box>
        </draw:frame>
        <draw:rect draw:style-name="gr10" draw:text-style-name="P1" draw:layer="layout" svg:width="0.508cm" svg:height="0.508cm" svg:x="1.41cm" svg:y="3.698cm">
          <text:p/>
        </draw:rect>
        <draw:rect draw:style-name="gr10" draw:text-style-name="P1" draw:layer="layout" svg:width="0.508cm" svg:height="0.508cm" svg:x="1.364cm" svg:y="14.874cm">
          <text:p/>
        </draw:rect>
        <draw:frame draw:style-name="gr11" draw:text-style-name="P3" draw:layer="layout" svg:width="3.429cm" svg:height="1.016cm" svg:x="1.664cm" svg:y="14.618cm">
          <draw:text-box>
            <text:p text:style-name="P1"><text:span text:style-name="T2">(0, 0, 1.5)</text:span></text:p>
          </draw:text-box>
        </draw:frame>
        <draw:frame draw:style-name="gr9" draw:text-style-name="P3" draw:layer="layout" svg:width="2.159cm" svg:height="0.992cm" svg:x="1.791cm" svg:y="12.085cm">
          <draw:text-box>
            <text:p text:style-name="P1"><text:span text:style-name="T2">2F0m</text:span></text:p>
          </draw:text-box>
        </draw:frame>
        <draw:frame draw:style-name="gr9" draw:text-style-name="P3" draw:layer="layout" svg:width="2.159cm" svg:height="0.992cm" svg:x="9.538cm" svg:y="11.597cm">
          <draw:text-box>
            <text:p text:style-name="P1"><text:span text:style-name="T2">2F6m</text:span></text:p>
          </draw:text-box>
        </draw:frame>
        <draw:frame draw:style-name="gr9" draw:text-style-name="P3" draw:layer="layout" svg:width="3.048cm" svg:height="0.992cm" svg:x="16.777cm" svg:y="12.232cm">
          <draw:text-box>
            <text:p text:style-name="P1"><text:span text:style-name="T2">2F12m</text:span></text:p>
          </draw:text-box>
        </draw:frame>
        <draw:frame draw:style-name="gr12" draw:text-style-name="P5" draw:layer="layout" svg:width="14.605cm" svg:height="1.524cm" svg:x="4.304cm" svg:y="7.506cm">
          <draw:text-box>
            <text:p text:style-name="P4"><text:span text:style-name="T3">Building elevation</text:span></text:p>
          </draw:text-box>
        </draw:frame>
        <draw:frame draw:style-name="gr12" draw:text-style-name="P5" draw:layer="layout" svg:width="14.605cm" svg:height="1.524cm" svg:x="4.358cm" svg:y="16.423cm">
          <draw:text-box>
            <text:p text:style-name="P4"><text:span text:style-name="T3">Floor plan (2 F)</text:span></text:p>
          </draw:text-box>
        </draw:frame>
        <draw:custom-shape draw:style-name="gr4" draw:text-style-name="P1" draw:layer="layout" svg:width="1.397cm" svg:height="1.397cm" svg:x="15.48cm" svg:y="12.615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-1.57079632679579) translate (18.301cm 12.613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-1.57079632679579) translate (18.12cm 10.835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ircle draw:style-name="gr7" draw:text-style-name="P1" draw:layer="layout" svg:width="0.508cm" svg:height="0.508cm" svg:x="16.65cm" svg:y="12.152cm">
          <text:p/>
        </draw:circle>
        <draw:custom-shape draw:style-name="gr4" draw:text-style-name="P1" draw:layer="layout" svg:width="-1.397cm" svg:height="-1.397cm" svg:x="10.681cm" svg:y="14.01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1.5707963267946) translate (7.863cm 14.01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-1.397cm" svg:height="-1.397cm" svg:x="2.68cm" svg:y="11.216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1.5707963267946) translate (-0.138cm 11.216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-1.397cm" svg:height="-1.397cm" svg:x="21.476cm" svg:y="14.01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1.5707963267946) translate (18.658cm 14.01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svg:x="17.839cm" svg:y="10.835cm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.397cm" svg:height="1.397cm" draw:transform="rotate (-1.57079632679579) translate (20.687cm 10.835cm)">
          <text:p/>
          <draw:enhanced-geometry draw:glue-point-type="segments" draw:type="mso-spt100" draw:modifiers="89.646326840770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measure draw:style-name="gr13" draw:text-style-name="P6" draw:layer="measurelines" svg:x1="1.267cm" svg:y1="5.112cm" svg:x2="1.267cm" svg:y2="3.969cm">
          <text:p text:style-name="P6"><text:measure text:kind="gap"/>1.5 m</text:p>
        </draw:measure>
        <draw:measure draw:style-name="gr14" draw:text-style-name="P6" draw:layer="measurelines" svg:x1="0.167cm" svg:y1="12.486cm" svg:x2="0.167cm" svg:y2="15.153cm">
          <text:p text:style-name="P6">4 m</text:p>
        </draw:measure>
        <draw:line draw:style-name="gr15" draw:text-style-name="P1" draw:layer="layout" svg:x1="5.555cm" svg:y1="7.016cm" svg:x2="6.444cm" svg:y2="7.016cm">
          <text:p/>
        </draw:line>
        <draw:line draw:style-name="gr15" draw:text-style-name="P1" draw:layer="layout" svg:x1="5.555cm" svg:y1="7.016cm" svg:x2="5.555cm" svg:y2="6.127cm">
          <text:p/>
        </draw:line>
        <draw:frame draw:style-name="gr9" draw:text-style-name="P8" draw:layer="layout" svg:width="1.016cm" svg:height="0.996cm" svg:x="6.19cm" svg:y="6.508cm">
          <draw:text-box>
            <text:p text:style-name="P7"><text:span text:style-name="T4">X</text:span></text:p>
          </draw:text-box>
        </draw:frame>
        <draw:frame draw:style-name="gr16" draw:text-style-name="P1" draw:layer="layout" svg:width="1.999cm" svg:height="0.999cm" svg:x="26.614cm" svg:y="13.93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1.016cm" svg:height="0.996cm" svg:x="5.09cm" svg:y="5.308cm">
          <draw:text-box>
            <text:p text:style-name="P7"><text:span text:style-name="T4">Z</text:span></text:p>
          </draw:text-box>
        </draw:frame>
        <draw:line draw:style-name="gr15" draw:text-style-name="P1" draw:layer="layout" svg:x1="5.374cm" svg:y1="14.518cm" svg:x2="6.263cm" svg:y2="14.518cm">
          <text:p/>
        </draw:line>
        <draw:line draw:style-name="gr15" draw:text-style-name="P1" draw:layer="layout" svg:x1="5.374cm" svg:y1="14.518cm" svg:x2="5.374cm" svg:y2="15.407cm">
          <text:p/>
        </draw:line>
        <draw:frame draw:style-name="gr9" draw:text-style-name="P8" draw:layer="layout" svg:width="1.016cm" svg:height="0.996cm" svg:x="6.009cm" svg:y="14.01cm">
          <draw:text-box>
            <text:p text:style-name="P7"><text:span text:style-name="T4">X</text:span></text:p>
          </draw:text-box>
        </draw:frame>
        <draw:frame draw:style-name="gr9" draw:text-style-name="P8" draw:layer="layout" svg:width="1.016cm" svg:height="0.996cm" svg:x="4.866cm" svg:y="15.173cm">
          <draw:text-box>
            <text:p text:style-name="P7"><text:span text:style-name="T4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7.5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 CHOI</meta:initial-creator>
    <meta:creation-date>2019-05-25T17:07:12</meta:creation-date>
    <dc:date>2019-05-26T15:34:00</dc:date>
    <dc:creator>H CHOI</dc:creator>
    <meta:editing-duration>PT5H42M35S</meta:editing-duration>
    <meta:editing-cycles>23</meta:editing-cycles>
    <meta:generator>OpenOffice/4.1.6$Unix OpenOffice.org_project/416m1$Build-9790</meta:generator>
    <meta:document-statistic meta:object-count="89"/>
  </office:meta>
</office:document-meta>
</file>

<file path=Object 1/content.xml><?xml version="1.0" encoding="utf-8"?>
<math xmlns="http://www.w3.org/1998/Math/MathML"/>
</file>